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5a6" officeooo:paragraph-rsid="001fe5a6"/>
    </style:style>
    <style:style style:name="P2" style:family="paragraph" style:parent-style-name="Standard">
      <style:text-properties style:font-name="monospace" officeooo:rsid="001fe5a6" officeooo:paragraph-rsid="001fe5a6"/>
    </style:style>
    <style:style style:name="P3" style:family="paragraph" style:parent-style-name="Standard">
      <style:text-properties officeooo:rsid="0020d739" officeooo:paragraph-rsid="0020d739"/>
    </style:style>
    <style:style style:name="P4" style:family="paragraph" style:parent-style-name="Standard">
      <style:text-properties officeooo:rsid="00219d61" officeooo:paragraph-rsid="00219d61"/>
    </style:style>
    <style:style style:name="P5" style:family="paragraph" style:parent-style-name="Preformatted_20_Text">
      <style:text-properties officeooo:rsid="001fe5a6" officeooo:paragraph-rsid="001fe5a6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text-properties officeooo:rsid="0020d739" officeooo:paragraph-rsid="0020d739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erver Setting for openldap in debain</text:p>
      <text:p text:style-name="P1"/>
      <text:p text:style-name="P1"/>
      <text:p text:style-name="P1"/>
      <text:p text:style-name="P1">/etc/apt/sources.list</text:p>
      <text:p text:style-name="P1"/>
      <text:p text:style-name="P1">deb http://security.debian.org/ jessie/updates main contrib non-free</text:p>
      <text:p text:style-name="P1">deb-src http://security.debian.org/ jessie/updates main contrib non-free</text:p>
      <text:p text:style-name="P1">deb http://http.us.debian.org/debian jessie main contrib non-free</text:p>
      <text:p text:style-name="P1">deb http://repos.fusiondirectory.org/debian-jessie jessie main</text:p>
      <text:p text:style-name="P1"/>
      <text:p text:style-name="P1"/>
      <text:p text:style-name="P1"/>
      <text:p text:style-name="P1">apt-get update   <text:line-break/>apt-get install slapd ldap-utils</text:p>
      <text:p text:style-name="P1"/>
      <text:p text:style-name="P1"/>
      <text:p text:style-name="P1"/>
      <text:p text:style-name="P1"/>
      <text:p text:style-name="P1">/etc/ldap/ldap.conf</text:p>
      <text:p text:style-name="P1"/>
      <text:p text:style-name="P1"/>
      <text:p text:style-name="P5"><text:span text:style-name="Strong_20_Emphasis">BASE <text:s text:c="3"/>dc=</text:span><text:span text:style-name="Strong_20_Emphasis"><text:span text:style-name="T1">example</text:span></text:span><text:span text:style-name="Strong_20_Emphasis">,dc=</text:span><text:span text:style-name="Strong_20_Emphasis"><text:span text:style-name="T1">com</text:span></text:span></text:p>
      <text:p text:style-name="P6">URI <text:s text:c="4"/><text:span text:style-name="Strong_20_Emphasis"><text:span text:style-name="T1">ldap://192.168.0.100 ldap://192.168.0.100:666</text:span></text:span></text:p>
      <text:p text:style-name="P1"/>
      <text:p text:style-name="P1"/>
      <text:p text:style-name="P1">dpkg-reconfigure slapd</text:p>
      <text:p text:style-name="P1"/>
      <text:p text:style-name="P1">NO</text:p>
      <text:p text:style-name="P1"/>
      <text:p text:style-name="P1">DNS </text:p>
      <text:p text:style-name="P1"/>
      <text:p text:style-name="P1">Oname</text:p>
      <text:p text:style-name="P1"/>
      <text:p text:style-name="P1">Adm Psd</text:p>
      <text:p text:style-name="P1"/>
      <text:p text:style-name="P1">BDB-DB</text:p>
      <text:p text:style-name="P1"/>
      <text:p text:style-name="P1">No-purrged</text:p>
      <text:p text:style-name="P1"/>
      <text:p text:style-name="P1">Yes-move</text:p>
      <text:p text:style-name="P1"/>
      <text:p text:style-name="P1">No-ldap2</text:p>
      <text:p text:style-name="P1"/>
      <text:p text:style-name="P1"/>
      <text:p text:style-name="P1">Check Basic setting</text:p>
      <text:p text:style-name="P1"/>
      <text:p text:style-name="P1">ldapsearch -x</text:p>
      <text:p text:style-name="P1"/>
      <text:p text:style-name="P1"/>
      <text:p text:style-name="P1"/>
      <text:p text:style-name="P1"><text:soft-page-break/>apt-get install apache2 php5 php5-mysql</text:p>
      <text:p text:style-name="P1"/>
      <text:p text:style-name="P1"/>
      <text:p text:style-name="P1">apt-get install phpldapadmin</text:p>
      <text:p text:style-name="P1"/>
      <text:p text:style-name="P1"/>
      <text:p text:style-name="P1"/>
      <text:p text:style-name="P1">/etc/phpldapadmin/config.php</text:p>
      <text:p text:style-name="P1"/>
      <text:p text:style-name="P5"><text:span text:style-name="Strong_20_Emphasis"><text:span text:style-name="T1">$servers-&gt;setValue('server','name','Test-company LDAP');</text:span></text:span></text:p>
      <text:p text:style-name="Preformatted_20_Text"><text:span text:style-name="Strong_20_Emphasis"><text:span text:style-name="T1">$servers-&gt;setValue('server','host','127.0.0.1');</text:span></text:span></text:p>
      <text:p text:style-name="Preformatted_20_Text"><text:span text:style-name="Strong_20_Emphasis"><text:span text:style-name="T1">$servers-&gt;setValue('server','base',array('dc=example,dc=com'));</text:span></text:span></text:p>
      <text:p text:style-name="P6"><text:span text:style-name="Strong_20_Emphasis"><text:span text:style-name="T1">$servers-&gt;setValue('login','bind_id','cn=admin,dc=example,dc=com');</text:span></text:span></text:p>
      <text:p text:style-name="P1"/>
      <text:p text:style-name="P1"/>
      <text:p text:style-name="P2">Default as per yours</text:p>
      <text:p text:style-name="P2"/>
      <text:p text:style-name="P2"><text:a xlink:type="simple" xlink:href="http://192.168.0.100/phpldapadmin" text:style-name="Internet_20_link" text:visited-style-name="Visited_20_Internet_20_Link">http://192.168.0.100/phpldapadmin</text:a></text:p>
      <text:p text:style-name="P2"/>
      <text:p text:style-name="P2"/>
      <text:p text:style-name="P1"/>
      <text:p text:style-name="P3"/>
      <text:p text:style-name="P3"/>
      <text:p text:style-name="P3">/etc/ldap/slapd.conf</text:p>
      <text:p text:style-name="P1"/>
      <text:p text:style-name="P1"/>
      <text:p text:style-name="P1"/>
      <text:p text:style-name="P3">argsfile <text:s text:c="7"/>/var/run/slapd/slapd.args</text:p>
      <text:p text:style-name="P3"/>
      <text:p text:style-name="P3">loglevel <text:s text:c="7"/>256</text:p>
      <text:p text:style-name="P3"/>
      <text:p text:style-name="P3">moduleload <text:s text:c="5"/>back_bdb</text:p>
      <text:p text:style-name="P3"/>
      <text:p text:style-name="P3">sizelimit 500</text:p>
      <text:p text:style-name="P3"/>
      <text:p text:style-name="P3">backend <text:s text:c="8"/>bdb</text:p>
      <text:p text:style-name="P3"/>
      <text:p text:style-name="P3">database <text:s text:c="7"/>bdb</text:p>
      <text:p text:style-name="P3"/>
      <text:p text:style-name="P3">suffix <text:s text:c="12"/>“dc=.....,dc=.....”</text:p>
      <text:p text:style-name="P3"/>
      <text:p text:style-name="P3">directory <text:s text:c="6"/>"/var/lib/ldap"</text:p>
      <text:p text:style-name="P3"/>
      <text:p text:style-name="P3">index <text:s text:c="10"/>uid <text:s text:c="8"/>eq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ient Setting </text:p>
      <text:p text:style-name="P3"/>
      <text:p text:style-name="P3"/>
      <text:p text:style-name="P3"/>
      <text:p text:style-name="P3">sudo apt-get install libpam-ldap nscd</text:p>
      <text:p text:style-name="P3"/>
      <text:p text:style-name="P3">you can modify setting after this </text:p>
      <text:p text:style-name="P3"/>
      <text:p text:style-name="P3"/>
      <text:p text:style-name="P3"/>
      <text:p text:style-name="P3">or later by this </text:p>
      <text:p text:style-name="P3"/>
      <text:p text:style-name="P3">sudo dpkg-reconfigure ldap-auth-config</text:p>
      <text:p text:style-name="P3"/>
      <text:p text:style-name="P3"/>
      <text:p text:style-name="P3"><text:a xlink:type="simple" xlink:href="ldap://Server" text:style-name="Internet_20_link" text:visited-style-name="Visited_20_Internet_20_Link"/></text:p>
      <text:p text:style-name="P3"><text:a xlink:type="simple" xlink:href="ldap://Server" text:style-name="Internet_20_link" text:visited-style-name="Visited_20_Internet_20_Link">ldap://Server</text:a> IP</text:p>
      <text:p text:style-name="P3"/>
      <text:p text:style-name="P3">Base</text:p>
      <text:p text:style-name="P3"/>
      <text:p text:style-name="P3">ldap paswd</text:p>
      <text:p text:style-name="P3"/>
      <text:p text:style-name="P3">crypt -paswd</text:p>
      <text:p text:style-name="P3"/>
      <text:p text:style-name="P3"/>
      <text:p text:style-name="P3"/>
      <text:p text:style-name="P3">take backup of </text:p>
      <text:p text:style-name="P3"/>
      <text:p text:style-name="P3">cd /etc/</text:p>
      <text:p text:style-name="P3"/>
      <text:p text:style-name="P3"><text:s text:c="4"/>cp -av nsswitch.conf nsswitch.conf.org</text:p>
      <text:p text:style-name="P3"><text:s text:c="4"/></text:p>
      <text:p text:style-name="P3">cd pam.d/</text:p>
      <text:p text:style-name="P3"><text:s/></text:p>
      <text:p text:style-name="P3"><text:s text:c="3"/>ls -al</text:p>
      <text:p text:style-name="P3"><text:s text:c="3"/>cp -av common-session common-session.org</text:p>
      <text:p text:style-name="P3"><text:s text:c="3"/>cp -av common-auth common-auth.org</text:p>
      <text:p text:style-name="P3"/>
      <text:p text:style-name="P3"/>
      <text:p text:style-name="P3">run below commands for changes throth pass ldap auticcation in nscd demaon</text:p>
      <text:p text:style-name="P3"/>
      <text:p text:style-name="P3">auth-client-config -t nss -p lac_ldap</text:p>
      <text:p text:style-name="P3"/>
      <text:p text:style-name="P3">check file after run commands</text:p>
      <text:p text:style-name="P3"/>
      <text:p text:style-name="P3">/etc/nsswitch.conf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d /usr/share/pam-configs/</text:p>
      <text:p text:style-name="P3"/>
      <text:p text:style-name="P3">take backup</text:p>
      <text:p text:style-name="P3"/>
      <text:p text:style-name="P3">cp -av mkhomedir mkhomedir.org</text:p>
      <text:p text:style-name="P3"/>
      <text:p text:style-name="P4">/usr/share/pam-configs/mkhomedir</text:p>
      <text:p text:style-name="P4"/>
      <text:p text:style-name="P3"/>
      <text:p text:style-name="P4">Name: actiavte mkhomedir</text:p>
      <text:p text:style-name="P4">Default: yes</text:p>
      <text:p text:style-name="P4">Priority: 900</text:p>
      <text:p text:style-name="P4">Session-Type: Additional</text:p>
      <text:p text:style-name="P4">Session:</text:p>
      <text:p text:style-name="P4"><text:s text:c="8"/>required <text:s text:c="7"/>pam_mkhomedir.so umask=0022 skel=/etc/skel</text:p>
      <text:p text:style-name="P4"/>
      <text:p text:style-name="P4"/>
      <text:p text:style-name="P4"/>
      <text:p text:style-name="P4">pam-auth-update</text:p>
      <text:p text:style-name="P4"/>
      <text:p text:style-name="P4">enable actiavte mkhomedir <text:s text:c="2"/>(for select use space bar)</text:p>
      <text:p text:style-name="P4"/>
      <text:p text:style-name="P4">/etc/init.d/nscd restart</text:p>
      <text:p text:style-name="P4"/>
      <text:p text:style-name="P4">check pass file</text:p>
      <text:p text:style-name="P4"/>
      <text:p text:style-name="P4">getent passwd</text:p>
      <text:p text:style-name="P4"/>
      <text:p text:style-name="P4"/>
      <text:p text:style-name="P4">just check this file only </text:p>
      <text:p text:style-name="P4"/>
      <text:p text:style-name="P4"><text:s/>118 <text:s/>vi /etc/pam.d/common-session</text:p>
      <text:p text:style-name="P4"><text:s text:c="2"/>119 <text:s/>vi /etc/pam.d/common-auth</text:p>
      <text:p text:style-name="P4"><text:s text:c="2"/>120 <text:s/>vi /etc/pam.d/common-account </text:p>
      <text:p text:style-name="P4"/>
      <text:p text:style-name="P4"/>
      <text:p text:style-name="P4">You can access Ldap user via ldap authication in client side</text:p>
      <text:p text:style-name="P4"/>
      <text:p text:style-name="P4">su – username</text:p>
      <text:p text:style-name="P4"/>
      <text:p text:style-name="P4">passwrd</text:p>
      <text:p text:style-name="P4"/>
      <text:p text:style-name="P4">you get home directo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00:05.628788812</meta:creation-date>
    <dc:date>2017-02-27T10:29:44.725080851</dc:date>
    <meta:editing-duration>PT20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85" meta:word-count="238" meta:character-count="2318" meta:non-whitespace-character-count="2032"/>
  </office:meta>
</office:document-meta>
</file>